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6a69" officeooo:paragraph-rsid="00046a69"/>
    </style:style>
    <style:style style:name="P2" style:family="paragraph" style:parent-style-name="Standard">
      <style:paragraph-properties fo:text-align="end" style:justify-single-word="false"/>
      <style:text-properties officeooo:rsid="00046a69" officeooo:paragraph-rsid="00046a69"/>
    </style:style>
    <style:style style:name="P3" style:family="paragraph" style:parent-style-name="Standard">
      <style:text-properties fo:font-weight="normal" officeooo:rsid="001a846b" officeooo:paragraph-rsid="001a846b" style:font-weight-asian="normal" style:font-weight-complex="normal"/>
    </style:style>
    <style:style style:name="P4" style:family="paragraph" style:parent-style-name="Standard">
      <style:text-properties fo:font-weight="bold" officeooo:rsid="001bd3f8" officeooo:paragraph-rsid="001bd3f8" style:font-weight-asian="bold" style:font-weight-complex="bold"/>
    </style:style>
    <style:style style:name="P5" style:family="paragraph" style:parent-style-name="Standard">
      <style:text-properties fo:font-weight="bold" officeooo:rsid="001bd3f8" officeooo:paragraph-rsid="001de1c3" style:font-weight-asian="bold" style:font-weight-complex="bold"/>
    </style:style>
    <style:style style:name="P6" style:family="paragraph" style:parent-style-name="Standard">
      <style:text-properties fo:font-weight="bold" officeooo:rsid="001bd3f8" officeooo:paragraph-rsid="001ec985" style:font-weight-asian="bold" style:font-weight-complex="bold"/>
    </style:style>
    <style:style style:name="P7" style:family="paragraph" style:parent-style-name="Standard">
      <style:text-properties fo:font-weight="bold" officeooo:rsid="001ec985" officeooo:paragraph-rsid="001ec985" style:font-weight-asian="bold" style:font-weight-complex="bold"/>
    </style:style>
    <style:style style:name="P8" style:family="paragraph" style:parent-style-name="Standard">
      <style:text-properties fo:font-weight="bold" officeooo:rsid="001ff943" officeooo:paragraph-rsid="001ff943" style:font-weight-asian="bold" style:font-weight-complex="bold"/>
    </style:style>
    <style:style style:name="P9" style:family="paragraph" style:parent-style-name="Standard">
      <style:text-properties fo:font-weight="bold" officeooo:rsid="0020aedb" officeooo:paragraph-rsid="0020aedb" style:font-weight-asian="bold" style:font-weight-complex="bold"/>
    </style:style>
    <style:style style:name="P10" style:family="paragraph" style:parent-style-name="Standard">
      <style:text-properties fo:font-weight="bold" officeooo:rsid="0020f2e5" officeooo:paragraph-rsid="0020f2e5" style:font-weight-asian="bold" style:font-weight-complex="bold"/>
    </style:style>
    <style:style style:name="P11" style:family="paragraph" style:parent-style-name="Standard">
      <style:text-properties fo:font-weight="bold" officeooo:rsid="002154d2" officeooo:paragraph-rsid="002154d2" style:font-weight-asian="bold" style:font-weight-complex="bold"/>
    </style:style>
    <style:style style:name="P12" style:family="paragraph" style:parent-style-name="Standard">
      <style:text-properties fo:font-weight="bold" officeooo:rsid="00219531" officeooo:paragraph-rsid="00219531"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d9acb" style:font-weight-asian="normal" style:font-weight-complex="normal"/>
    </style:style>
    <style:style style:name="T3" style:family="text">
      <style:text-properties fo:font-weight="normal" officeooo:rsid="001de1c3" style:font-weight-asian="normal" style:font-weight-complex="normal"/>
    </style:style>
    <style:style style:name="T4" style:family="text">
      <style:text-properties fo:font-weight="normal" officeooo:rsid="001ec985" style:font-weight-asian="normal" style:font-weight-complex="normal"/>
    </style:style>
    <style:style style:name="T5" style:family="text">
      <style:text-properties fo:font-weight="normal" officeooo:rsid="0023914c" style:font-weight-asian="normal" style:font-weight-complex="normal"/>
    </style:style>
    <style:style style:name="T6" style:family="text">
      <style:text-properties officeooo:rsid="0019fadc"/>
    </style:style>
    <style:style style:name="T7" style:family="text">
      <style:text-properties officeooo:rsid="001ec985"/>
    </style:style>
    <style:style style:name="T8" style:family="text">
      <style:text-properties style:text-underline-style="solid" style:text-underline-width="auto" style:text-underline-color="font-color"/>
    </style:style>
    <style:style style:name="T9"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6">6</text:span>/09/2019</text:p>
      <text:p text:style-name="P1"/>
      <text:p text:style-name="P3">@Autowired indica qué es lo que debe ser inyectado.</text:p>
      <text:p text:style-name="P3"/>
      <text:p text:style-name="P3">La inyección mediante interfaces nos permite hacer “polimorfismo” por lo que es mejor que la inyección por clases.</text:p>
      <text:p text:style-name="P3"/>
      <text:p text:style-name="P4">SOLID:</text:p>
      <text:p text:style-name="P4"><text:span text:style-name="T1">- S: Responsabilidad única. Una función solo tiene que hacer una cosa, lo que tiene que hacer. Que solo cumpla la responsabilidad de la que es responsable:</text:span></text:p>
      <text:p text:style-name="P4"><text:span text:style-name="T1">- O: Abierto o cerrado. Abierto a extensiones y cerrado a modificaciones.</text:span></text:p>
      <text:p text:style-name="P4"><text:span text:style-name="T1">- L: Sustitución. Las subclases pueden ser sustituidas por la clase base. Que no se pierda el comportamiento de la clase padre en las clases hijo.</text:span></text:p>
      <text:p text:style-name="P4"><text:span text:style-name="T1">- I: </text:span><text:span text:style-name="T2">Segregación de interfaces. El usuario de una interfaz solo puede crear los métodos de dicha interfaz que vaya a utilizar, el resto, no es necesario.</text:span></text:p>
      <text:p text:style-name="P5"><text:span text:style-name="T1">- D: </text:span><text:span text:style-name="T2">Inyección de dependencias. Tal cual lo vimos ayer.</text:span></text:p>
      <text:p text:style-name="P5"><text:span text:style-name="T2"/></text:p>
      <text:p text:style-name="P6"><text:span text:style-name="T3">Estos principios son los que nos van a permitir hacer programas de calidad.</text:span></text:p>
      <text:p text:style-name="P6"><text:span text:style-name="T3"/></text:p>
      <text:p text:style-name="P6"><text:span text:style-name="T7">Capa de persistencia:</text:span><text:span text:style-name="T4"> Es la encargada de guardar y contener la información en una base de datos. El tratamiento de datos dentro de la base de datos. Esta capa, está conectada con la base de datos y, dentro de esta capa, hay un patrón importante llamado DAO (API para la comunicación de la base de datos, en el que delegamos las consultas y las conexiones a la base de datos). El problema que tenemos cuando en POO usamos una base de datos relacional (muchas tablas) es convertir un registro en una entidad de la clase. Es el ORM el que se dedica a hacer esto. El ORM que usaremos aquí será, Hibernate.</text:span></text:p>
      <text:p text:style-name="P6"><text:span text:style-name="T4"/></text:p>
      <text:p text:style-name="P7"><text:span text:style-name="T1">El API de persistencia de java es JPA. Es el que nos ayuda a representar registros de bases de datos a entidades concretas. También es capaz de hacer todas las relaciones entre las entidades. JPA, depende de Hibernate (el ORM).</text:span></text:p>
      <text:p text:style-name="P7"><text:span text:style-name="T1"/></text:p>
      <text:p text:style-name="P7"><text:span text:style-name="T1">El framework más potente que hay para acceder a bases de datos es SpringData (“es la polla”). Podemos hacer lo que queramos que, si en algún momento cambiamos la base de datos, la aplicación seguirá funcionando perfectamente.</text:span></text:p>
      <text:p text:style-name="P7"><text:span text:style-name="T1"/></text:p>
      <text:p text:style-name="P8"><text:span text:style-name="T1">JPA tiene un lenguaje de consultas llamado JPQL.</text:span></text:p>
      <text:p text:style-name="P8"><text:span text:style-name="T1"/></text:p>
      <text:p text:style-name="P8"><text:span text:style-name="T1">SpringData tiene un lenguaje aún más potente, que, sin picar código, te permite hacer las consultas necesarias.</text:span></text:p>
      <text:p text:style-name="P8"><text:span text:style-name="T1"/></text:p>
      <text:p text:style-name="P9"><text:span text:style-name="T1">&lt;-----------------------------------------------→</text:span></text:p>
      <text:p text:style-name="P9"><text:span text:style-name="T1">Ejemplo:</text:span></text:p>
      <text:p text:style-name="P9"><text:span text:style-name="T1"/></text:p>
      <text:p text:style-name="P9"><text:span text:style-name="T1">Creamos un paquete llamado “model” y, dentro de este, dos más, “dto” y “entity”.</text:span></text:p>
      <text:p text:style-name="P9"><text:span text:style-name="T1">Dentro del paquete “entity”, creamos una clase llamada “UserEntity.java” y le ponemos la etiqueta “@Entity” antes del nombre de la clase, que tendrá: id, name, age. Le tenemos que poner la etiqueta “@Id” (de javax.persistence) y “@GeneratedValue(strategy = GenerationType.AUTO)”.</text:span></text:p>
      <text:p text:style-name="P9"><text:span text:style-name="T1"/></text:p>
      <text:p text:style-name="P9"><text:span text:style-name="T1">Para hacer los getter y setters tendrmos que hacer un repositorio para una entidad.</text:span></text:p>
      <text:p text:style-name="P9"><text:span text:style-name="T1"/></text:p>
      <text:p text:style-name="P9"><text:soft-page-break/><text:span text:style-name="T1">En el árbol del proyecto creamos en paquete que se llame “repository” y, dentro, una interfaz llamada “UserRepository.java”. En esta interfaz, tendremos que decir de donde sacaría la información.</text:span></text:p>
      <text:p text:style-name="P9"><text:span text:style-name="T1"/></text:p>
      <text:p text:style-name="P10"><text:span text:style-name="T1">En la aplicación de prueba, inyectamos la función que tenemos en la interfaz UserRepository.java SpringData, por debajo, ya ha implementado el método de la interfaz UserRepository.java por lo que podemos usarlo directamente.</text:span></text:p>
      <text:p text:style-name="P10"><text:span text:style-name="T1"/></text:p>
      <text:p text:style-name="P10"><text:span text:style-name="T1">Para hacer la prueba, creamos un UserEntity y le establecemos sus atributos con los setters. Finalmente ponemos “userRepository.save(pepe) (siendo “pepe” el nombre del UserEntity creado). Lo lanzamos para ver si funciona.</text:span></text:p>
      <text:p text:style-name="P10"><text:span text:style-name="T1"/></text:p>
      <text:p text:style-name="P11"><text:span text:style-name="T1">Nosotros tenemos que hacer lo mismo pero, una vez que se guarde el registro, que lo busquemos y lo imprimamos por pantalla.</text:span></text:p>
      <text:p text:style-name="P11"><text:span text:style-name="T1"/></text:p>
      <text:p text:style-name="P12"><text:span text:style-name="T1">Luego, hacer una función que busque por nombre </text:span><text:span text:style-name="T5">y que guarde un usuario y su ro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5T14:21:47.096355867</meta:creation-date>
    <dc:date>2019-09-26T17:33:18.693732242</dc:date>
    <meta:editing-duration>PT5H19M18S</meta:editing-duration>
    <meta:editing-cycles>29</meta:editing-cycles>
    <meta:generator>LibreOffice/6.1.5.2$Linux_X86_64 LibreOffice_project/10$Build-2</meta:generator>
    <meta:document-statistic meta:table-count="0" meta:image-count="0" meta:object-count="0" meta:page-count="2" meta:paragraph-count="25" meta:word-count="558" meta:character-count="3392" meta:non-whitespace-character-count="2860"/>
  </office:meta>
</office:document-meta>
</file>